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Google Docs</text:p>
      <text:p text:style-name="P2"/>
      <text:p text:style-name="Normal"><text:span text:style-name="T3">High Concept:<text:s/></text:span><text:a office:title="https://docs.google.com/document/d/1-fCMi1GOQmtzzB2GaH-CMH1-veCSpk0XnYdRrapjD8o/edit" xlink:href="https://docs.google.com/document/d/1-fCMi1GOQmtzzB2GaH-CMH1-veCSpk0XnYdRrapjD8o/edit" office:target-frame-name="_blank" xlink:show="new"><text:span text:style-name="Hyperlink">https://docs.google.com/document/d/1-fCMi1GOQmtzzB2GaH-CMH1-veCSpk0XnYdRrapjD8o/edit</text:span></text:a></text:p>
      <text:p text:style-name="Normal"><text:span text:style-name="T4">Main Story:<text:s/></text:span><text:a office:title="https://docs.google.com/document/d/1B1Fd6TPe9P_K97-8u_S4-6yp8bT99B4_Ml7pKBXDU3E/edit?usp=sharing" xlink:href="https://docs.google.com/document/d/1B1Fd6TPe9P_K97-8u_S4-6yp8bT99B4_Ml7pKBXDU3E/edit?usp=sharing" office:target-frame-name="_blank" xlink:show="new"><text:span text:style-name="Hyperlink">https://docs.google.com/document/d/1B1Fd6TPe9P_K97-8u_S4-6yp8bT99B4_Ml7pKBXDU3E/edit?usp=shar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T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rner Höger</meta:initial-creator>
    <dc:creator>Werner Höger</dc:creator>
    <meta:creation-date>2023-03-31T10:33:00Z</meta:creation-date>
    <dc:date>2023-03-31T10:35:00Z</dc:date>
    <meta:template xlink:href="Normal.dotm" xlink:type="simple"/>
    <meta:editing-cycles>1</meta:editing-cycles>
    <meta:editing-duration>PT120S</meta:editing-duration>
    <meta:document-statistic meta:page-count="1" meta:paragraph-count="1" meta:word-count="97" meta:character-count="650" meta:row-count="4" meta:non-whitespace-character-count="554"/>
  </office:meta>
</office:document-meta>
</file>